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officeooo:paragraph-rsid="00282563"/>
    </style:style>
    <style:style style:name="P2" style:family="paragraph" style:parent-style-name="Standard">
      <style:text-properties officeooo:rsid="001fabc9" officeooo:paragraph-rsid="001fabc9"/>
    </style:style>
    <style:style style:name="P3" style:family="paragraph" style:parent-style-name="Standard">
      <style:text-properties officeooo:rsid="001fabc9" officeooo:paragraph-rsid="00216432"/>
    </style:style>
    <style:style style:name="P4" style:family="paragraph" style:parent-style-name="Standard">
      <style:text-properties officeooo:rsid="001fabc9" officeooo:paragraph-rsid="0021abc9"/>
    </style:style>
    <style:style style:name="P5" style:family="paragraph" style:parent-style-name="Standard">
      <style:paragraph-properties fo:text-align="justify" style:justify-single-word="false"/>
      <style:text-properties officeooo:rsid="001fabc9" officeooo:paragraph-rsid="00289c0e"/>
    </style:style>
    <style:style style:name="P6" style:family="paragraph" style:parent-style-name="Standard">
      <style:text-properties officeooo:rsid="001fabc9" officeooo:paragraph-rsid="0022d3b3"/>
    </style:style>
    <style:style style:name="P7" style:family="paragraph" style:parent-style-name="Standard">
      <style:text-properties officeooo:rsid="001fabc9" officeooo:paragraph-rsid="00210190"/>
    </style:style>
    <style:style style:name="P8" style:family="paragraph" style:parent-style-name="Standard">
      <style:text-properties officeooo:rsid="001fabc9" officeooo:paragraph-rsid="0029fa19"/>
    </style:style>
    <style:style style:name="P9" style:family="paragraph" style:parent-style-name="Standard">
      <style:text-properties officeooo:rsid="00216432" officeooo:paragraph-rsid="0021abc9"/>
    </style:style>
    <style:style style:name="P10" style:family="paragraph" style:parent-style-name="Standard">
      <style:paragraph-properties fo:text-align="justify" style:justify-single-word="false"/>
      <style:text-properties fo:font-weight="bold" officeooo:rsid="00282563" officeooo:paragraph-rsid="00282563" style:font-weight-asian="bold" style:font-weight-complex="bold"/>
    </style:style>
    <style:style style:name="P11" style:family="paragraph" style:parent-style-name="Standard">
      <style:text-properties officeooo:rsid="0021abc9" officeooo:paragraph-rsid="0021abc9"/>
    </style:style>
    <style:style style:name="P12" style:family="paragraph" style:parent-style-name="Standard">
      <style:text-properties officeooo:rsid="0022d3b3" officeooo:paragraph-rsid="0022d3b3"/>
    </style:style>
    <style:style style:name="P13" style:family="paragraph" style:parent-style-name="Standard">
      <style:paragraph-properties fo:text-align="justify" style:justify-single-word="false"/>
      <style:text-properties fo:font-weight="normal" officeooo:paragraph-rsid="0022d3ec" style:font-weight-asian="normal" style:font-weight-complex="normal"/>
    </style:style>
    <style:style style:name="P14" style:family="paragraph" style:parent-style-name="Standard">
      <style:paragraph-properties fo:text-align="justify" style:justify-single-word="false"/>
      <style:text-properties fo:font-weight="normal" officeooo:paragraph-rsid="00254040" style:font-weight-asian="normal" style:font-weight-complex="normal"/>
    </style:style>
    <style:style style:name="P15" style:family="paragraph" style:parent-style-name="Standard">
      <style:paragraph-properties fo:text-align="justify" style:justify-single-word="false"/>
      <style:text-properties fo:font-weight="normal" officeooo:paragraph-rsid="002623e0" style:font-weight-asian="normal" style:font-weight-complex="normal"/>
    </style:style>
    <style:style style:name="P16" style:family="paragraph" style:parent-style-name="Standard">
      <style:paragraph-properties fo:text-align="justify" style:justify-single-word="false"/>
      <style:text-properties officeooo:paragraph-rsid="00270ce8"/>
    </style:style>
    <style:style style:name="P17" style:family="paragraph" style:parent-style-name="Standard">
      <style:text-properties officeooo:rsid="00270ce8" officeooo:paragraph-rsid="00270ce8"/>
    </style:style>
    <style:style style:name="P18" style:family="paragraph" style:parent-style-name="Standard">
      <style:text-properties officeooo:rsid="00270ce8" officeooo:paragraph-rsid="00282563"/>
    </style:style>
    <style:style style:name="P19" style:family="paragraph" style:parent-style-name="Standard">
      <style:text-properties officeooo:paragraph-rsid="00282563"/>
    </style:style>
    <style:style style:name="P20" style:family="paragraph" style:parent-style-name="Standard">
      <style:text-properties officeooo:rsid="0029fa19" officeooo:paragraph-rsid="0029fa19"/>
    </style:style>
    <style:style style:name="P21" style:family="paragraph" style:parent-style-name="Standard">
      <style:paragraph-properties fo:margin-left="0.1in" fo:margin-right="0in" fo:text-indent="0in" style:auto-text-indent="false"/>
      <style:text-properties fo:font-style="italic" officeooo:rsid="001fabc9" officeooo:paragraph-rsid="001fabc9" style:font-style-asian="italic" style:font-style-complex="italic"/>
    </style:style>
    <style:style style:name="P22" style:family="paragraph" style:parent-style-name="Standard">
      <style:paragraph-properties fo:margin-left="0.1in" fo:margin-right="0in" fo:text-align="justify" style:justify-single-word="false" fo:text-indent="0in" style:auto-text-indent="false"/>
      <style:text-properties fo:font-style="italic" officeooo:rsid="001fabc9" officeooo:paragraph-rsid="001fabc9" style:font-style-asian="italic" style:font-style-complex="italic"/>
    </style:style>
    <style:style style:name="P23" style:family="paragraph" style:parent-style-name="Standard" style:master-page-name="Standard">
      <style:paragraph-properties style:page-number="auto" fo:break-before="page"/>
      <style:text-properties fo:font-weight="normal" officeooo:paragraph-rsid="00282563" style:font-weight-asian="normal" style:font-weight-complex="normal"/>
    </style:style>
    <style:style style:name="P24" style:family="paragraph" style:parent-style-name="Heading_20_1">
      <style:paragraph-properties fo:text-align="justify" style:justify-single-word="false"/>
      <style:text-properties officeooo:paragraph-rsid="00282563"/>
    </style:style>
    <style:style style:name="P25" style:family="paragraph" style:parent-style-name="Heading_20_1">
      <style:paragraph-properties fo:text-align="justify" style:justify-single-word="false"/>
      <style:text-properties style:font-name="Times New Roman" fo:font-size="12pt" fo:font-style="italic" fo:font-weight="bold" officeooo:rsid="00270ce8" officeooo:paragraph-rsid="00282563" style:font-name-asian="Noto Sans CJK SC Regular" style:font-size-asian="12pt" style:font-style-asian="italic" style:font-weight-asian="bold" style:font-name-complex="FreeSans" style:font-size-complex="12pt" style:font-style-complex="italic" style:font-weight-complex="bold"/>
    </style:style>
    <style:style style:name="T1" style:family="text">
      <style:text-properties officeooo:rsid="001fabc9"/>
    </style:style>
    <style:style style:name="T2" style:family="text">
      <style:text-properties officeooo:rsid="00216432"/>
    </style:style>
    <style:style style:name="T3" style:family="text">
      <style:text-properties fo:font-weight="bold" officeooo:rsid="00210190" style:font-weight-asian="bold" style:font-weight-complex="bold"/>
    </style:style>
    <style:style style:name="T4" style:family="text">
      <style:text-properties fo:font-weight="bold" officeooo:rsid="001fabc9" style:font-weight-asian="bold" style:font-weight-complex="bold"/>
    </style:style>
    <style:style style:name="T5" style:family="text">
      <style:text-properties officeooo:rsid="0021abc9"/>
    </style:style>
    <style:style style:name="T6" style:family="text">
      <style:text-properties style:text-position="sub 58%"/>
    </style:style>
    <style:style style:name="T7" style:family="text">
      <style:text-properties style:text-position="sub 58%" officeooo:rsid="0022d3b3"/>
    </style:style>
    <style:style style:name="T8" style:family="text">
      <style:text-properties style:text-position="sub 58%" officeooo:rsid="0021abc9"/>
    </style:style>
    <style:style style:name="T9" style:family="text">
      <style:text-properties officeooo:rsid="0022d3b3"/>
    </style:style>
    <style:style style:name="T10" style:family="text">
      <style:text-properties officeooo:rsid="0024a9e8"/>
    </style:style>
    <style:style style:name="T11" style:family="text">
      <style:text-properties style:text-position="super 58%" officeooo:rsid="00216432"/>
    </style:style>
    <style:style style:name="T12" style:family="text">
      <style:text-properties fo:font-style="italic" fo:font-weight="bold" officeooo:rsid="002623e0" style:font-style-asian="italic" style:font-weight-asian="bold" style:font-style-complex="italic" style:font-weight-complex="bold"/>
    </style:style>
    <style:style style:name="T13" style:family="text">
      <style:text-properties fo:font-style="normal" fo:font-weight="normal" officeooo:rsid="002623e0" style:font-style-asian="normal" style:font-weight-asian="normal" style:font-style-complex="normal" style:font-weight-complex="normal"/>
    </style:style>
    <style:style style:name="T14" style:family="text">
      <style:text-properties fo:font-style="normal" fo:font-weight="normal" officeooo:rsid="00270ce8" style:font-style-asian="normal" style:font-weight-asian="normal" style:font-style-complex="normal" style:font-weight-complex="normal"/>
    </style:style>
    <style:style style:name="T15" style:family="text">
      <style:text-properties fo:font-style="normal" fo:font-weight="normal" officeooo:rsid="00282563" style:font-style-asian="normal" style:font-weight-asian="normal" style:font-style-complex="normal" style:font-weight-complex="normal"/>
    </style:style>
    <style:style style:name="T16" style:family="text">
      <style:text-properties fo:font-style="normal" fo:font-weight="normal" officeooo:rsid="00289c0e" style:font-style-asian="normal" style:font-weight-asian="normal" style:font-style-complex="normal" style:font-weight-complex="normal"/>
    </style:style>
    <style:style style:name="T17" style:family="text">
      <style:text-properties officeooo:rsid="00270ce8"/>
    </style:style>
    <style:style style:name="T18"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9" style:family="text">
      <style:text-properties style:font-name="Times New Roman" fo:font-size="12pt" fo:font-style="italic" fo:font-weight="bold" officeooo:rsid="002623e0" style:font-size-asian="12pt" style:font-style-asian="italic" style:font-weight-asian="bold" style:font-size-complex="12pt" style:font-style-complex="italic" style:font-weight-complex="bold"/>
    </style:style>
    <style:style style:name="T20" style:family="text">
      <style:text-properties style:font-name="Times New Roman" fo:font-size="12pt" fo:font-style="italic" fo:font-weight="bold" officeooo:rsid="00270ce8" style:font-size-asian="12pt" style:font-style-asian="italic" style:font-weight-asian="bold" style:font-size-complex="12pt" style:font-style-complex="italic" style:font-weight-complex="bold"/>
    </style:style>
    <style:style style:name="T21" style:family="text">
      <style:text-properties style:font-name="Times New Roman" fo:font-size="12pt" fo:font-style="italic" fo:font-weight="bold" officeooo:rsid="00282563" style:font-size-asian="12pt" style:font-style-asian="italic" style:font-weight-asian="bold" style:font-size-complex="12pt" style:font-style-complex="italic" style:font-weight-complex="bold"/>
    </style:style>
    <style:style style:name="T22" style:family="text">
      <style:text-properties style:font-name="Times New Roman" fo:font-size="12pt" fo:font-style="normal" fo:font-weight="normal" officeooo:rsid="00270ce8" style:font-size-asian="12pt" style:font-style-asian="normal" style:font-weight-asian="normal" style:font-size-complex="12pt" style:font-style-complex="normal" style:font-weight-complex="normal"/>
    </style:style>
    <style:style style:name="T23" style:family="text">
      <style:text-properties style:font-name="Times New Roman" fo:font-size="12pt" fo:font-style="normal" fo:font-weight="normal" officeooo:rsid="00282563" style:font-size-asian="12pt" style:font-style-asian="normal" style:font-weight-asian="normal" style:font-size-complex="12pt" style:font-style-complex="normal" style:font-weight-complex="normal"/>
    </style:style>
    <style:style style:name="T24" style:family="text">
      <style:text-properties officeooo:rsid="00282563"/>
    </style:style>
    <style:style style:name="T25" style:family="text">
      <style:text-properties officeooo:rsid="00289c0e"/>
    </style:style>
    <style:style style:name="T26" style:family="text">
      <style:text-properties officeooo:rsid="0029fa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Workplan for </text:span><text:span text:style-name="T4">Task 5 Reference point comparisons (across candidate methods)</text:span></text:p>
      <text:p text:style-name="P9"><text:span text:style-name="T4"/></text:p>
      <text:p text:style-name="P14"><text:span text:style-name="T1">Time is moving on and to ensure we have a successful workshop and complete MyDas on time, I have reviewed work done so far and outstanding tasks. The final report will be based on the materials on the github site and wiki, so hopefully if we are organised then it should not be not too onerous. <text:s/></text:span></text:p>
      <text:p text:style-name="P14"/>
      <text:p text:style-name="P13"/>
      <text:p text:style-name="P10">WRT</text:p>
      <text:p text:style-name="P15"/>
      <text:p text:style-name="P16"><text:span text:style-name="T12">Task 1 Stock prioritisation: </text:span><text:span text:style-name="T14">T</text:span><text:span text:style-name="T13">he main stocks </text:span><text:span text:style-name="T14">have been identified </text:span><text:span text:style-name="T13">and Operating Models </text:span><text:span text:style-name="T14">conditioned </text:span><text:span text:style-name="T13">for all the Case Studies. Hans and Yves have reviewed the assumptions using the MI databases and we are now in a position to finalise the OMs. </text:span></text:p>
      <text:p text:style-name="P16"><text:span text:style-name="T13"/></text:p>
      <text:p text:style-name="P16"><text:span text:style-name="T12">Task 2 Data Collation:</text:span><text:span text:style-name="T13"> </text:span><text:span text:style-name="T14">A database has been constructed for publicly available data, i.e. DATRAS and ICES, </text:span><text:span text:style-name="T15">which was used to develop a generic Observation Error Model.</text:span><text:span text:style-name="T14"> To perform the </text:span><text:span text:style-name="T16">actual </text:span><text:span text:style-name="T14">stock assessments </text:span><text:span text:style-name="T16">and develop case specific OEMs</text:span><text:span text:style-name="T14">, however, under Task 5 the actual stock datasets are required. Hans has performed a number of database extractions that can be used for this.</text:span></text:p>
      <text:h text:style-name="P24" text:outline-level="1"><text:span text:style-name="T19">Task 3 Method and Simulation Framework: </text:span><text:span text:style-name="T22">The main catch and length based methods have been review (</text:span><text:span text:style-name="T23">Pons et al., 2019ab</text:span><text:span text:style-name="T22">). </text:span><text:span text:style-name="T23">Methods have been implemented within a common R framework, </text:span><text:a xlink:type="simple" xlink:href="http://www.flr-project.org/" text:style-name="Internet_20_link" text:visited-style-name="Visited_20_Internet_20_Link"><text:span text:style-name="T23">FLR</text:span></text:a><text:span text:style-name="T23">, i.e. FLife, mydas and mpb, with examples and documentation provided in the form of vignettes.</text:span><text:span text:style-name="T22"> </text:span></text:h>
      <text:h text:style-name="P24" text:outline-level="1"><text:span text:style-name="T20">T</text:span><text:span text:style-name="T21">ask </text:span><text:span text:style-name="T18">4 Method performance appraisal: </text:span><text:span text:style-name="T23">MSEs have been set up for ICES category 1,2,3 and 4 stocks, and the framework was used to evaluate data limited stocks for WKLife. Based on this work ICES will provide advice for data limited stocks, and a paper is in preparation (Fischer et al., 2019) <text:s/></text:span></text:h>
      <text:h text:style-name="P25" text:outline-level="1">Task5 Reference point comparisons: <text:span text:style-name="T15">There are several outst</text:span><text:span text:style-name="T16">a</text:span><text:span text:style-name="T15">nding issues and so I have made a detailed workplan.</text:span></text:h>
      <text:p text:style-name="P1">In the Contract it states </text:p>
      <text:p text:style-name="P7"><text:span text:style-name="T4"/></text:p>
      <text:p text:style-name="P22">Once reference points have been identified, their performance should be evaluated through simple management strategy evaluations. A set of appropriate stock assessment models will be fit to the available data (Task 1 and 2). Methods used will reflect the available data on a stock-by-stock basis (Task 2) and also methods available or developed in Tasks 3 and 4. Performance diagnostics (e.g., residual inspection, retrospective patterns) will be run for each assessment model fit.</text:p>
      <text:p text:style-name="P22"/>
      <text:p text:style-name="P22">We will provide a review of reference points and indicators, based on a variety of assumptions, e.g. MSY based on biomass dynamic stock assessment models, and indicators such as L<text:span text:style-name="T6">opt</text:span> ,L<text:span text:style-name="T6">50</text:span> and L<text:span text:style-name="T6">mega</text:span> for length-based methods. Then compare these using simulation, e.g. cross-testing and simulations based on FLife. This will allow the power of the methods to detect whether a stock has achieved its targets and avoid its limits. Based on this screening process a set of candidate reference points and assessment methods will be proposed for MSE.</text:p>
      <text:p text:style-name="P22"/>
      <text:p text:style-name="P22">MSE will include a <text:span text:style-name="T5">value-of-information</text:span> <text:span text:style-name="T5">(VoI) </text:span>analysis, where the benefits of collecting better data and new infomation will be evaluated.</text:p>
      <text:p text:style-name="P21"/>
      <text:p text:style-name="P5"><text:span text:style-name="T2">At the 12</text:span><text:span text:style-name="T11">th</text:span><text:span text:style-name="T2"> Monthly Meeting the next steps with respect to Task 5 were presented i.e. to summarise <text:s/></text:span>current knowledge and info<text:span text:style-name="T2">r</text:span>mation <text:span text:style-name="T5">for each case study, e</text:span>valuate <text:span text:style-name="T25">stock assessment methods</text:span> <text:span text:style-name="T2">based on l</text:span>ength, <text:span text:style-name="T2">a</text:span>bundance <text:span text:style-name="T2">and c</text:span>atch <text:span text:style-name="T5">data, propose alternative </text:span>management plans and data collection <text:soft-page-break/>options <text:span text:style-name="T25">and to evaluate these using MSE. As part of this a VoI analysis will also be conducted to show the benefit of reducing uncertainty about life histories and improving data collection. </text:span></text:p>
      <text:p text:style-name="P5"/>
      <text:p text:style-name="P5"><text:span text:style-name="T25">MSE will</text:span> <text:span text:style-name="T2">evaluate r</text:span>ules of the form C<text:span text:style-name="T5">[</text:span><text:span text:style-name="T6">t+1</text:span><text:span text:style-name="T8">]</text:span>=C<text:span text:style-name="T8">[</text:span><text:span text:style-name="T6">t-1</text:span><text:span text:style-name="T8">]</text:span>rfb. <text:span text:style-name="T5">Initially individual rules i.e. based on index of relative abundance (r), <text:s/>length or Z (f) would be evaluated separately then the benefits of combined rules and the use of various harvest control rules (see Yves and Colms emails). </text:span></text:p>
      <text:p text:style-name="P3"/>
      <text:p text:style-name="P11"><text:span text:style-name="T10">Subt</text:span>asks <text:span text:style-name="T25">within Task 5 are therefore with the help of the MI between now and the workshop</text:span> to</text:p>
      <text:p text:style-name="P11"/>
      <text:p text:style-name="P2">+ Summarise current knowledge and info<text:span text:style-name="T5">r</text:span>mation</text:p>
      <text:p text:style-name="P11">+ <text:span text:style-name="T25">Agree life history parameters, these </text:span>have been<text:span text:style-name="T1"> reviewed by Hans, </text:span>and <text:span text:style-name="T1">so </text:span>we can now finalise<text:span text:style-name="T1"> the </text:span>parameters used to condition the <text:span text:style-name="T1">OMs and priors </text:span>based <text:span text:style-name="T1">on th</text:span>e<text:span text:style-name="T1">se.</text:span></text:p>
      <text:p text:style-name="P11">+ <text:span text:style-name="T25">The </text:span>Observation Error Model needs still need to be finalised. Methods for generating, size, length, catch and survey data are implemented in FLife, the task is to agree <text:span text:style-name="T25">how to parameterizse </text:span>these with the Case Study experts, i.e. current data quality and possible future improvements for use in a VoI analysis. </text:p>
      <text:p text:style-name="P8">+ <text:span text:style-name="T5">Perform stock assessments for each case study using the available data. This will include appropriate goodness of fit diagnostics and sensitivity analysis (see Pons et al.) to compare across stocks, methods and datasets. Methods will include LBSPR, MLZ, </text:span>db-sra <text:span text:style-name="T26">and a b</text:span>iomass dynamic stock assessment.</text:p>
      <text:p text:style-name="P20">+ Use the Operating Model is to simulate different data sets using the OEM <text:span text:style-name="T9">to run sensitivity analyses based on the priors generated from the life history parameters, </text:span>e.g.<text:span text:style-name="T9"> how do the </text:span>different methods<text:span text:style-name="T9"> predict trends and stock status to reference points. </text:span></text:p>
      <text:p text:style-name="P8"><text:span text:style-name="T5">+ Once the “best” performing methods have been identified then a series of Operating Models will be agreed to evaluate the performance of the methods as part of a Management Procedure using MSE. Based on the simulations </text:span>set up MPs of the form <text:span text:style-name="T9">C</text:span><text:span text:style-name="T7">t+1</text:span><text:span text:style-name="T9">=</text:span>C<text:span text:style-name="T7">t</text:span>rfb, where individual rules are tested <text:span text:style-name="T9">first, i.e. the 2/3 rule for catch (r), proxies for F/F</text:span><text:span text:style-name="T7">MSY</text:span><text:span text:style-name="T9"> based on length, and Harvest Control Rules based on BMSY proxies (b). Evaluate the individual rules rules that </text:span>combin<text:span text:style-name="T9">e</text:span> them.</text:p>
      <text:p text:style-name="P11">+ The MPs evaluated will be of the form <text:span text:style-name="T1">C</text:span>[<text:span text:style-name="T1">t+1</text:span>]<text:span text:style-name="T1">=C</text:span>[<text:span text:style-name="T1">t-1</text:span>]<text:span text:style-name="T1">rfb. (Fischer et al., in prep). </text:span>This would be done by<text:span text:style-name="T1"> evaluate rules of the form C</text:span>[<text:span text:style-name="T1">t+1</text:span>]<text:span text:style-name="T1">=C</text:span>[<text:span text:style-name="T1">t-1</text:span>]<text:span text:style-name="T1">rfb. </text:span>Initially rules based on an index of relative abundance (r) and length or Z (f) would be evaluated separately then the benefits of combined rules evaluated.</text:p>
      <text:p text:style-name="P4"><text:span text:style-name="T5">+ To perform the VoI analysis the benefits of improved data</text:span> collection <text:span text:style-name="T5">and knowledge will be evaluated as part of the MSE.</text:span></text:p>
      <text:p text:style-name="P2"/>
      <text:p text:style-name="P6"/>
      <text:p text:style-name="P17"/>
      <text:p text:style-name="P17"/>
      <text:p text:style-name="P17"/>
      <text:p text:style-name="P23"><text:span text:style-name="T17">Fischer, S.F., De Oliveira,J.A.A., andKell,L.T., In Prep, </text:span>Linking the performance of a data-limited catch rule to life-histories</text:p>
      <text:p text:style-name="P19"/>
      <text:p text:style-name="P18">Pons M., <text:s/>Cope, J.M., and Kell, L.T., In Review, Performance of catch-based and length-based methods in data-limited fisheries. ICES Journal of Marine Science</text:p>
      <text:p text:style-name="P17"/>
      <text:p text:style-name="P18">Pons M., <text:s/><text:span text:style-name="T24">Kell,L.T., Rudd,M.B, Cope,J.M, Lucena Frédou</text:span>,<text:span text:style-name="T24">F.,</text:span> In Review. <text:span text:style-name="T24">Performance of length-based data-limited methods in a multi-fleet context: application to small tunas, mackerels and bonitos in the Atlantic Ocean</text:span>. ICES Journal of Marine Scienc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1:30:40.797695633</meta:creation-date>
    <dc:date>2018-12-16T16:56:06.711860611</dc:date>
    <meta:editing-duration>PT15M22S</meta:editing-duration>
    <meta:editing-cycles>4</meta:editing-cycles>
    <meta:generator>LibreOffice/5.1.6.2$Linux_X86_64 LibreOffice_project/10m0$Build-2</meta:generator>
    <meta:document-statistic meta:table-count="0" meta:image-count="0" meta:object-count="0" meta:page-count="3" meta:paragraph-count="26" meta:word-count="1012" meta:character-count="6229" meta:non-whitespace-character-count="5228"/>
  </office:meta>
</office:document-meta>
</file>